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none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ext-properties style:font-name="Times New Roman" style:text-underline-style="solid" style:text-underline-width="auto" style:text-underline-color="font-color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none" style:font-size-asian="11pt" style:font-size-complex="11pt"/>
    </style:style>
    <style:style style:name="ce12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4" office:value-type="string">
            <text:p>Lectura del artículo “No hay balas de plata: Lo esencial y lo accidental en la Ingeniería del Software”</text:p>
          </table:table-cell>
          <table:table-cell office:value-type="date" office:date-value="2013-03-23">
            <text:p>23/03/13</text:p>
          </table:table-cell>
          <table:table-cell office:value-type="time" office:time-value="PT01H30M00S">
            <text:p>01:30:00</text:p>
          </table:table-cell>
          <table:table-cell office:value-type="time" office:time-value="PT02H00M00S">
            <text:p>02:00:00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Realización de los ejercicios palindromo.rb y fibonacci.rb</text:p>
          </table:table-cell>
          <table:table-cell office:value-type="date" office:date-value="2013-04-01">
            <text:p>01/04/13</text:p>
          </table:table-cell>
          <table:table-cell office:value-type="time" office:time-value="PT01H00M00S">
            <text:p>01:00:00</text:p>
          </table:table-cell>
          <table:table-cell office:value-type="time" office:time-value="PT01H15M00S">
            <text:p>01:15:00</text:p>
          </table:table-cell>
          <table:table-cell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Realizacion del codeBreaker con sus respectivos tests</text:p>
          </table:table-cell>
          <table:table-cell office:value-type="date" office:date-value="2013-04-10">
            <text:p>10/04/13</text:p>
          </table:table-cell>
          <table:table-cell office:value-type="time" office:time-value="PT02H00M00S">
            <text:p>02:00:00</text:p>
          </table:table-cell>
          <table:table-cell office:value-type="time" office:time-value="PT02H15M00S">
            <text:p>02:15:00</text:p>
          </table:table-cell>
          <table:table-cell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Lectura de artículos sobre modelos de dominio</text:p>
          </table:table-cell>
          <table:table-cell office:value-type="date" office:date-value="2013-04-14">
            <text:p>14/04/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  <table:table-cell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Lectura de Scrum Handbook</text:p>
          </table:table-cell>
          <table:table-cell office:value-type="date" office:date-value="2013-04-21">
            <text:p>21/04/13</text:p>
          </table:table-cell>
          <table:table-cell table:number-columns-repeated="2" office:value-type="time" office:time-value="PT04H00M00S">
            <text:p>04:00:00</text:p>
          </table:table-cell>
          <table:table-cell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Realizacion ejercicio CodeBreaker con Sinatra para web</text:p>
          </table:table-cell>
          <table:table-cell office:value-type="date" office:date-value="2013-04-28">
            <text:p>28/04/13</text:p>
          </table:table-cell>
          <table:table-cell office:value-type="time" office:time-value="PT04H00M00S">
            <text:p>04:00:00</text:p>
          </table:table-cell>
          <table:table-cell office:value-type="time" office:time-value="PT04H30M00S">
            <text:p>04:30:00</text:p>
          </table:table-cell>
          <table:table-cell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Búsqueda de la definición de arquitectura de software</text:p>
          </table:table-cell>
          <table:table-cell office:value-type="date" office:date-value="2013-04-29">
            <text:p>29/04/13</text:p>
          </table:table-cell>
          <table:table-cell office:value-type="time" office:time-value="PT00H15M00S">
            <text:p>00:15:00</text:p>
          </table:table-cell>
          <table:table-cell office:value-type="time" office:time-value="PT00H10M00S">
            <text:p>00:10:00</text:p>
          </table:table-cell>
          <table:table-cell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Lectura de Who needs an architect y subida de resumen</text:p>
          </table:table-cell>
          <table:table-cell office:value-type="date" office:date-value="2013-05-06">
            <text:p>06/05/13</text:p>
          </table:table-cell>
          <table:table-cell office:value-type="time" office:time-value="PT00H40M00S">
            <text:p>00:40:00</text:p>
          </table:table-cell>
          <table:table-cell office:value-type="time" office:time-value="PT00H45M00S">
            <text:p>00:45:00</text:p>
          </table:table-cell>
          <table:table-cell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Busqueda de información sobre atributo soportabilidad y armado de exposición</text:p>
          </table:table-cell>
          <table:table-cell office:value-type="date" office:date-value="2013-05-06">
            <text:p>06/05/13</text:p>
          </table:table-cell>
          <table:table-cell office:value-type="time" office:time-value="PT01H30M00S">
            <text:p>01:30:00</text:p>
          </table:table-cell>
          <table:table-cell office:value-type="time" office:time-value="PT01H20M00S">
            <text:p>01:20:00</text:p>
          </table:table-cell>
          <table:table-cell table:style-name="ce8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Lectura de artículo sobre integración continua</text:p>
          </table:table-cell>
          <table:table-cell office:value-type="date" office:date-value="2013-05-12">
            <text:p>12/05/13</text:p>
          </table:table-cell>
          <table:table-cell office:value-type="time" office:time-value="PT01H00M00S">
            <text:p>01:00:00</text:p>
          </table:table-cell>
          <table:table-cell office:value-type="time" office:time-value="PT01H10M00S">
            <text:p>01:10:00</text:p>
          </table:table-cell>
          <table:table-cell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Finalización y armado del Story mapping</text:p>
          </table:table-cell>
          <table:table-cell office:value-type="date" office:date-value="2013-05-20">
            <text:p>20/05/13</text:p>
          </table:table-cell>
          <table:table-cell office:value-type="time" office:time-value="PT01H20M00S">
            <text:p>01:20:00</text:p>
          </table:table-cell>
          <table:table-cell office:value-type="time" office:time-value="PT01H00M00S">
            <text:p>01:00:00</text:p>
          </table:table-cell>
          <table:table-cell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Armado final del ambiente para el proyecto</text:p>
          </table:table-cell>
          <table:table-cell table:style-name="ce7" office:value-type="date" office:date-value="2013-05-26">
            <text:p>26/05/13</text:p>
          </table:table-cell>
          <table:table-cell office:value-type="time" office:time-value="PT02H00M00S">
            <text:p>02:00:00</text:p>
          </table:table-cell>
          <table:table-cell table:style-name="ce11" office:value-type="time" office:time-value="PT01H30M00S">
            <text:p>01:30:00</text:p>
          </table:table-cell>
          <table:table-cell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Estimación de las stories del proyecto</text:p>
          </table:table-cell>
          <table:table-cell table:style-name="ce7" office:value-type="date" office:date-value="2013-05-26">
            <text:p>26/05/13</text:p>
          </table:table-cell>
          <table:table-cell table:number-columns-repeated="2" office:value-type="time" office:time-value="PT01H00M00S">
            <text:p>01:00:00</text:p>
          </table:table-cell>
          <table:table-cell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Primera Iteracion Money Calendar</text:p>
          </table:table-cell>
          <table:table-cell office:value-type="date" office:date-value="2013-06-03">
            <text:p>03/06/13</text:p>
          </table:table-cell>
          <table:table-cell office:value-type="time" office:time-value="PT05H00M00S">
            <text:p>05:00:00</text:p>
          </table:table-cell>
          <table:table-cell office:value-type="time" office:time-value="PT10H00M00S">
            <text:p>10:00:00</text:p>
          </table:table-cell>
          <table:table-cell/>
        </table:table-row>
        <table:table-row table:style-name="ro6">
          <table:table-cell table:number-columns-repeated="4"/>
          <table:table-cell table:style-name="ce12"/>
          <table:table-cell/>
        </table:table-row>
        <table:table-row table:style-name="ro7">
          <table:table-cell table:style-name="ce3" table:number-columns-repeated="3"/>
          <table:table-cell table:style-name="ce10"/>
          <table:table-cell table:style-name="ce3"/>
          <table:table-cell/>
        </table:table-row>
        <table:table-row table:style-name="ro4" table:number-rows-repeated="3">
          <table:table-cell table:style-name="ce3" table:number-columns-repeated="5"/>
          <table:table-cell/>
        </table:table-row>
        <table:table-row table:style-name="ro4">
          <table:table-cell table:style-name="ce3" table:number-columns-repeated="5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06:42: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6-03T06:45:47</dc:date>
    <dc:creator>ceci </dc:creator>
    <meta:editing-duration>PT20M28S</meta:editing-duration>
    <meta:editing-cycles>12</meta:editing-cycles>
    <meta:generator>LibreOffice/3.6$Linux_x86 LibreOffice_project/f969faf-c24b504-8c77064-174276e-40b382</meta:generator>
    <meta:document-statistic meta:table-count="3" meta:cell-count="75" meta:object-count="0"/>
  </office:meta>
</office:document-meta>
</file>